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d137"/>
    </style:style>
    <style:style style:name="P2" style:family="paragraph" style:parent-style-name="Standard">
      <style:text-properties officeooo:paragraph-rsid="001f143d"/>
    </style:style>
    <style:style style:name="P3" style:family="paragraph" style:parent-style-name="Standard">
      <style:text-properties officeooo:paragraph-rsid="0022dcfb"/>
    </style:style>
    <style:style style:name="P4" style:family="paragraph" style:parent-style-name="Standard">
      <style:text-properties officeooo:paragraph-rsid="0023ef27"/>
    </style:style>
    <style:style style:name="P5" style:family="paragraph" style:parent-style-name="Standard">
      <style:text-properties officeooo:paragraph-rsid="002524c0"/>
    </style:style>
    <style:style style:name="T1" style:family="text">
      <style:text-properties style:text-position="0% 100%" style:font-name="Times New Roman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0% 100%" style:font-name="Times New Roman" fo:font-size="16pt" fo:font-style="italic" officeooo:rsid="001ad137" style:font-size-asian="16pt" style:font-style-asian="italic" style:font-size-complex="16pt" style:font-style-complex="italic"/>
    </style:style>
    <style:style style:name="T3" style:family="text">
      <style:text-properties style:text-position="0% 100%" style:font-name="Times New Roman" fo:font-size="16pt" fo:font-style="italic" officeooo:rsid="002524c0" style:font-size-asian="16pt" style:font-style-asian="italic" style:font-size-complex="16pt" style:font-style-complex="italic"/>
    </style:style>
    <style:style style:name="T4" style:family="text">
      <style:text-properties style:text-position="0% 100%" style:font-name="Times New Roman" fo:font-size="16pt" fo:font-style="normal" style:font-size-asian="16pt" style:font-style-asian="normal" style:font-size-complex="16pt" style:font-style-complex="normal"/>
    </style:style>
    <style:style style:name="T5" style:family="text">
      <style:text-properties style:text-position="0% 100%" style:font-name="Times New Roman" fo:font-size="16pt" fo:font-style="normal" officeooo:rsid="001e9ded" style:font-size-asian="16pt" style:font-style-asian="normal" style:font-size-complex="16pt" style:font-style-complex="normal"/>
    </style:style>
    <style:style style:name="T6" style:family="text">
      <style:text-properties style:text-position="0% 100%" style:font-name="Times New Roman" fo:font-size="16pt" fo:font-style="normal" officeooo:rsid="001f143d" style:font-size-asian="16pt" style:font-style-asian="normal" style:font-size-complex="16pt" style:font-style-complex="normal"/>
    </style:style>
    <style:style style:name="T7" style:family="text">
      <style:text-properties style:text-position="0% 100%" style:font-name="Times New Roman" fo:font-size="16pt" fo:font-style="normal" officeooo:rsid="001ad137" style:font-size-asian="16pt" style:font-style-asian="normal" style:font-size-complex="16pt" style:font-style-complex="normal"/>
    </style:style>
    <style:style style:name="T8" style:family="text">
      <style:text-properties style:text-position="0% 100%" style:font-name="Times New Roman" fo:font-size="16pt" fo:font-style="normal" officeooo:rsid="00206f6b" style:font-size-asian="16pt" style:font-style-asian="normal" style:font-size-complex="16pt" style:font-style-complex="normal"/>
    </style:style>
    <style:style style:name="T9" style:family="text">
      <style:text-properties style:text-position="0% 100%" style:font-name="Times New Roman" fo:font-size="16pt" fo:font-style="normal" officeooo:rsid="0022dcfb" style:font-size-asian="16pt" style:font-style-asian="normal" style:font-size-complex="16pt" style:font-style-complex="normal"/>
    </style:style>
    <style:style style:name="T10" style:family="text">
      <style:text-properties style:text-position="0% 100%" style:font-name="Times New Roman" fo:font-size="16pt" fo:font-style="normal" officeooo:rsid="002524c0" style:font-size-asian="16pt" style:font-style-asian="normal" style:font-size-complex="16pt" style:font-style-complex="normal"/>
    </style:style>
    <style:style style:name="T11" style:family="text">
      <style:text-properties style:text-position="0% 100%" style:font-name="Times New Roman" fo:font-size="16pt" fo:font-style="normal" officeooo:rsid="0023ef27" style:font-size-asian="16pt" style:font-style-asian="normal" style:font-size-complex="16pt" style:font-style-complex="normal"/>
    </style:style>
    <style:style style:name="T12" style:family="text">
      <style:text-properties style:font-name="Times New Roman" fo:font-size="16pt" officeooo:rsid="0014ee1e" style:font-size-asian="16pt" style:font-size-complex="16pt"/>
    </style:style>
    <style:style style:name="T13" style:family="text">
      <style:text-properties style:font-name="Times New Roman" fo:font-size="16pt" officeooo:rsid="001ad137" style:font-size-asian="16pt" style:font-size-complex="16pt"/>
    </style:style>
    <style:style style:name="T14" style:family="text">
      <style:text-properties style:font-name="Times New Roman" fo:font-size="16pt" officeooo:rsid="0022dcfb" style:font-size-asian="16pt" style:font-size-complex="16pt"/>
    </style:style>
    <style:style style:name="T15" style:family="text">
      <style:text-properties style:font-name="Times New Roman" fo:font-size="16pt" fo:font-style="italic" officeooo:rsid="001ad137" style:font-size-asian="16pt" style:font-style-asian="italic" style:font-size-complex="16pt" style:font-style-complex="italic"/>
    </style:style>
    <style:style style:name="T16" style:family="text">
      <style:text-properties style:font-name="Times New Roman" fo:font-size="16pt" fo:font-style="italic" officeooo:rsid="001e9ded" style:font-size-asian="16pt" style:font-style-asian="italic" style:font-size-complex="16pt" style:font-style-complex="italic"/>
    </style:style>
    <style:style style:name="T17" style:family="text">
      <style:text-properties style:font-name="Times New Roman" fo:font-size="16pt" fo:font-style="normal" officeooo:rsid="001ad137" style:font-size-asian="16pt" style:font-style-asian="normal" style:font-size-complex="16pt" style:font-style-complex="normal"/>
    </style:style>
    <style:style style:name="T18" style:family="text">
      <style:text-properties style:font-name="Times New Roman" fo:font-size="16pt" fo:font-style="normal" officeooo:rsid="001ce416" style:font-size-asian="16pt" style:font-style-asian="normal" style:font-size-complex="16pt" style:font-style-complex="normal"/>
    </style:style>
    <style:style style:name="T19" style:family="text">
      <style:text-properties style:font-name="Times New Roman" fo:font-size="16pt" fo:font-style="normal" officeooo:rsid="001e9ded" style:font-size-asian="16pt" style:font-style-asian="normal" style:font-size-complex="16pt" style:font-style-complex="normal"/>
    </style:style>
    <style:style style:name="T20" style:family="text">
      <style:text-properties style:font-name="Times New Roman" fo:font-size="16pt" fo:font-style="normal" officeooo:rsid="001ae4d9" style:font-size-asian="16pt" style:font-style-asian="normal" style:font-size-complex="16pt" style:font-style-complex="normal"/>
    </style:style>
    <style:style style:name="T21" style:family="text">
      <style:text-properties style:font-name="Times New Roman" fo:font-size="16pt" fo:font-style="normal" officeooo:rsid="0022dcfb" style:font-size-asian="16pt" style:font-style-asian="normal" style:font-size-complex="16pt" style:font-style-complex="normal"/>
    </style:style>
    <style:style style:name="T22" style:family="text">
      <style:text-properties style:text-position="sub 58%" style:font-name="Times New Roman" fo:font-size="16pt" officeooo:rsid="001ad137" style:font-size-asian="16pt" style:font-size-complex="16pt"/>
    </style:style>
    <style:style style:name="T23" style:family="text">
      <style:text-properties style:text-position="sub 58%" style:font-name="Times New Roman" fo:font-size="16pt" fo:font-style="normal" officeooo:rsid="001ad137" style:font-size-asian="16pt" style:font-style-asian="normal" style:font-size-complex="16pt" style:font-style-complex="normal"/>
    </style:style>
    <style:style style:name="T24" style:family="text">
      <style:text-properties style:text-position="sub 58%" style:font-name="Times New Roman" fo:font-size="16pt" fo:font-style="normal" officeooo:rsid="001f143d" style:font-size-asian="16pt" style:font-style-asian="normal" style:font-size-complex="16pt" style:font-style-complex="normal"/>
    </style:style>
    <style:style style:name="T25" style:family="text">
      <style:text-properties style:text-position="sub 58%" style:font-name="Times New Roman" fo:font-size="16pt" fo:font-style="normal" officeooo:rsid="0022dcfb" style:font-size-asian="16pt" style:font-style-asian="normal" style:font-size-complex="16pt" style:font-style-complex="normal"/>
    </style:style>
    <style:style style:name="T26" style:family="text">
      <style:text-properties style:text-position="sub 58%" style:font-name="Times New Roman" fo:font-size="16pt" fo:font-style="italic" officeooo:rsid="001e9ded" style:font-size-asian="16pt" style:font-style-asian="italic" style:font-size-complex="16pt" style:font-style-complex="italic"/>
    </style:style>
    <style:style style:name="T27" style:family="text">
      <style:text-properties style:text-position="sub 58%" style:font-name="Times New Roman" fo:font-size="16pt" fo:font-style="italic" officeooo:rsid="001f143d" style:font-size-asian="16pt" style:font-style-asian="italic" style:font-size-complex="16pt" style:font-style-complex="italic"/>
    </style:style>
    <style:style style:name="T28" style:family="text">
      <style:text-properties officeooo:rsid="002524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3">Suppose that </text:span><text:span text:style-name="T14">M(</text:span><text:span text:style-name="T13">L</text:span><text:span text:style-name="T22">1</text:span><text:span text:style-name="T14">) </text:span><text:span text:style-name="T13">and </text:span><text:span text:style-name="T14">M(</text:span><text:span text:style-name="T13">L</text:span><text:span text:style-name="T22">2</text:span><text:span text:style-name="T14">) </text:span><text:span text:style-name="T13">are machines in the NL. </text:span><text:span text:style-name="T12">T</text:span><text:span text:style-name="T13">o describe if NL is closed under</text:span></text:p>
      <text:p text:style-name="P1"><text:span text:style-name="T13"/></text:p>
      <text:p text:style-name="P3"><text:span text:style-name="T13">a) union: Take input </text:span><text:span text:style-name="T15">w</text:span><text:span text:style-name="T17"> and non-deterministically execute it in both </text:span><text:span text:style-name="T21">M(</text:span><text:span text:style-name="T17">L</text:span><text:span text:style-name="T23">1</text:span><text:span text:style-name="T21">) </text:span><text:span text:style-name="T13">and </text:span><text:span text:style-name="T14">M(</text:span><text:span text:style-name="T13">L</text:span><text:span text:style-name="T22">2</text:span><text:span text:style-name="T14">)</text:span><text:span text:style-name="T13">. The input </text:span><text:span text:style-name="T15">w</text:span><text:span text:style-name="T17"> is accepted if and only if one of the machines accepts it.</text:span></text:p>
      <text:p text:style-name="P1"><text:span text:style-name="T17"/></text:p>
      <text:p text:style-name="P3"><text:span text:style-name="T17">b) intersection: Take input </text:span><text:span text:style-name="T15">w</text:span><text:span text:style-name="T17"> and non-deterministically execute it in both </text:span><text:span text:style-name="T21">M(</text:span><text:span text:style-name="T17">L</text:span><text:span text:style-name="T23">1</text:span><text:span text:style-name="T21">) </text:span><text:span text:style-name="T17">and </text:span><text:span text:style-name="T21">M(</text:span><text:span text:style-name="T17">L</text:span><text:span text:style-name="T23">2</text:span><text:span text:style-name="T21">)</text:span><text:span text:style-name="T17">. The input </text:span><text:span text:style-name="T15">w</text:span><text:span text:style-name="T17"> is accepted if and only if both of the machines accept it.</text:span></text:p>
      <text:p text:style-name="P1"><text:span text:style-name="T17"/></text:p>
      <text:p text:style-name="P4"><text:span text:style-name="T17">c</text:span><text:span text:style-name="T20">) </text:span><text:span text:style-name="T18">concatenation: </text:span><text:span text:style-name="T17">non-deterministically </text:span><text:span text:style-name="T19">split the </text:span><text:span text:style-name="T17">input </text:span><text:span text:style-name="T15">w</text:span><text:span text:style-name="T17"> </text:span><text:span text:style-name="T19">to </text:span><text:span text:style-name="T15">w</text:span><text:span text:style-name="T26">1</text:span><text:span text:style-name="T19"> and </text:span><text:span text:style-name="T16">w</text:span><text:span text:style-name="T26">2</text:span><text:span text:style-name="T5"> </text:span><text:span text:style-name="T6">and execute </text:span><text:span text:style-name="T2">w</text:span><text:span text:style-name="T26">1</text:span><text:span text:style-name="T5"> </text:span><text:span text:style-name="T6">in</text:span><text:span text:style-name="T7"> </text:span><text:span text:style-name="T9">M(</text:span><text:span text:style-name="T7">L</text:span><text:span text:style-name="T23">1</text:span><text:span text:style-name="T9">)</text:span><text:span text:style-name="T24"> </text:span><text:span text:style-name="T6">and </text:span><text:span text:style-name="T2">w</text:span><text:span text:style-name="T27">2</text:span><text:span text:style-name="T5"> </text:span><text:span text:style-name="T6">in </text:span><text:span text:style-name="T9">M(</text:span><text:span text:style-name="T7">L</text:span><text:span text:style-name="T25">2</text:span><text:span text:style-name="T9">)</text:span><text:span text:style-name="T6">. </text:span><text:span text:style-name="T7">The input </text:span><text:span text:style-name="T2">w</text:span><text:span text:style-name="T7"> is accepted if and only if </text:span><text:span text:style-name="T8">both</text:span><text:span text:style-name="T7"> of the machines accept it.</text:span></text:p>
      <text:p text:style-name="P3"><text:span text:style-name="T6"/></text:p>
      <text:p text:style-name="P5"><text:span text:style-name="T6">S</text:span><text:span text:style-name="T10">ince the maximal branch length </text:span><text:span text:style-name="T3">n</text:span><text:span text:style-name="T10"> might take the log</text:span><text:span text:style-name="T3">n</text:span><text:span text:style-name="T10"> space, we can define that these operations are under NL.</text:span></text:p>
      <text:p text:style-name="P2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2-02T20:54:42.043000000</dc:date>
    <meta:editing-duration>PT1H55M59S</meta:editing-duration>
    <meta:editing-cycles>28</meta:editing-cycles>
    <meta:document-statistic meta:table-count="0" meta:image-count="0" meta:object-count="0" meta:page-count="1" meta:paragraph-count="5" meta:word-count="130" meta:character-count="695" meta:non-whitespace-character-count="570"/>
  </office:meta>
</office:document-meta>
</file>